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T5" style:parent-style-name="Основнойшрифтабзаца" style:family="text">
      <style:text-properties style:font-name="DejaVu Sans Mono" fo:color="#000000" fo:language="en" fo:country="US"/>
    </style:style>
    <style:style style:name="T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7" style:parent-style-name="Основнойшрифтабзаца" style:family="text">
      <style:text-properties style:font-name="DejaVu Sans Mono" fo:color="#000000" fo:language="en" fo:country="US"/>
    </style:style>
    <style:style style:name="T8" style:parent-style-name="Основнойшрифтабзаца" style:family="text">
      <style:text-properties style:font-name="DejaVu Sans Mono" fo:color="#660099" fo:language="en" fo:country="US"/>
    </style:style>
    <style:style style:name="T9" style:parent-style-name="Основнойшрифтабзаца" style:family="text">
      <style:text-properties style:font-name="DejaVu Sans Mono" fo:color="#000000" fo:language="en" fo:country="US"/>
    </style:style>
    <style:style style:name="T1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" style:parent-style-name="Основнойшрифтабзаца" style:family="text">
      <style:text-properties style:font-name="DejaVu Sans Mono" fo:color="#000000"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 fo:language="en" fo:country="US"/>
    </style:style>
    <style:style style:name="T16" style:parent-style-name="Основнойшрифтабзаца" style:family="text">
      <style:text-properties fo:color="#000000"/>
    </style:style>
    <style:style style:name="T17" style:parent-style-name="Основнойшрифтабзаца" style:family="text">
      <style:text-properties fo:color="#000000" fo:language="en" fo:country="US"/>
    </style:style>
    <style:style style:name="T18" style:parent-style-name="Основнойшрифтабзаца" style:family="text">
      <style:text-properties style:font-name="DejaVu Sans Mono" fo:font-weight="bold" style:font-weight-asian="bold" fo:color="#000080" fo:font-size="12pt" style:font-size-asian="12pt" style:font-size-complex="12pt" fo:language="en" fo:country="US"/>
    </style:style>
    <style:style style:name="T19" style:parent-style-name="Основнойшрифтабзаца" style:family="text">
      <style:text-properties style:font-name="DejaVu Sans Mono" fo:color="#000000" fo:font-size="12pt" style:font-size-asian="12pt" style:font-size-complex="12pt" fo:language="en" fo:country="US"/>
    </style:style>
    <style:style style:name="T20" style:parent-style-name="Основнойшрифтабзаца" style:family="text">
      <style:text-properties fo:color="#000000" fo:font-size="12pt" style:font-size-asian="12pt" style:font-size-complex="12pt" fo:language="en" fo:country="US"/>
    </style:style>
    <style:style style:name="T21" style:parent-style-name="Основнойшрифтабзаца" style:family="text">
      <style:text-properties style:font-name="DejaVu Sans Mono" fo:color="#000000" fo:font-size="12pt" style:font-size-asian="12pt" style:font-size-complex="12pt" fo:language="en" fo:country="US"/>
    </style:style>
    <style:style style:name="T22" style:parent-style-name="Основнойшрифтабзаца" style:family="text">
      <style:text-properties style:font-name="DejaVu Sans Mono" fo:font-weight="bold" style:font-weight-asian="bold" fo:color="#008000" fo:font-size="12pt" style:font-size-asian="12pt" style:font-size-complex="12pt" fo:language="en" fo:country="US"/>
    </style:style>
    <style:style style:name="T23" style:parent-style-name="Основнойшрифтабзаца" style:family="text">
      <style:text-properties style:font-name="DejaVu Sans Mono" fo:font-weight="bold" style:font-weight-asian="bold" fo:color="#008000" fo:font-size="12pt" style:font-size-asian="12pt" style:font-size-complex="12pt" fo:language="en" fo:country="US"/>
    </style:style>
    <style:style style:name="T24" style:parent-style-name="Основнойшрифтабзаца" style:family="text">
      <style:text-properties style:font-name="DejaVu Sans Mono" fo:color="#000000" fo:font-size="12pt" style:font-size-asian="12pt" style:font-size-complex="12pt" fo:language="en" fo:country="US"/>
    </style:style>
    <style:style style:name="P25" style:parent-style-name="PreformattedText" style:family="paragraph">
      <style:paragraph-properties fo:margin-bottom="0.1965in"/>
    </style:style>
    <style:style style:name="T26" style:parent-style-name="Основнойшрифтабзаца" style:family="text">
      <style:text-properties fo:color="#000000" fo:font-size="12pt" style:font-size-asian="12pt" style:font-size-complex="12pt" fo:language="en" fo:country="US"/>
    </style:style>
    <style:style style:name="T27" style:parent-style-name="Основнойшрифтабзаца" style:family="text">
      <style:text-properties style:font-name="DejaVu Sans Mono" fo:font-weight="bold" style:font-weight-asian="bold" fo:color="#000080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style:font-name="DejaVu Sans Mono" fo:color="#000000" fo:font-size="12pt" style:font-size-asian="12pt" style:font-size-complex="12pt" fo:language="en" fo:country="US"/>
    </style:style>
    <style:style style:name="T29" style:parent-style-name="Основнойшрифтабзаца" style:family="text">
      <style:text-properties style:font-name="DejaVu Sans Mono" fo:font-weight="bold" style:font-weight-asian="bold" fo:color="#008000" fo:font-size="12pt" style:font-size-asian="12pt" style:font-size-complex="12pt" fo:language="en" fo:country="US"/>
    </style:style>
    <style:style style:name="T30" style:parent-style-name="Основнойшрифтабзаца" style:family="text">
      <style:text-properties style:font-name="DejaVu Sans Mono" fo:color="#000000" fo:font-size="12pt" style:font-size-asian="12pt" style:font-size-complex="12pt" fo:language="en" fo:country="US"/>
    </style:style>
    <style:style style:name="T31" style:parent-style-name="Основнойшрифтабзаца" style:family="text">
      <style:text-properties style:font-name="DejaVu Sans Mono" fo:font-weight="bold" style:font-weight-asian="bold" fo:color="#008000" fo:font-size="12pt" style:font-size-asian="12pt" style:font-size-complex="12pt" fo:language="en" fo:country="US"/>
    </style:style>
    <style:style style:name="T32" style:parent-style-name="Основнойшрифтабзаца" style:family="text">
      <style:text-properties style:font-name="DejaVu Sans Mono" fo:color="#000000" fo:font-size="12pt" style:font-size-asian="12pt" style:font-size-complex="12pt" fo:language="en" fo:country="US"/>
    </style:style>
    <style:style style:name="P33" style:parent-style-name="PreformattedText" style:family="paragraph">
      <style:paragraph-properties fo:text-align="justify" fo:margin-bottom="0.1965in"/>
    </style:style>
    <style:style style:name="T34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35" style:parent-style-name="Основнойшрифтабзаца" style:family="text">
      <style:text-properties style:font-name="Liberation Serif" fo:font-weight="bold" style:font-weight-asian="bold" fo:color="#008000" fo:font-size="12pt" style:font-size-asian="12pt" style:font-size-complex="12pt"/>
    </style:style>
    <style:style style:name="T36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37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38" style:parent-style-name="Основнойшрифтабзаца" style:family="text">
      <style:text-properties style:font-name="Liberation Serif" fo:font-weight="bold" style:font-weight-asian="bold" fo:color="#008000" fo:font-size="12pt" style:font-size-asian="12pt" style:font-size-complex="12pt"/>
    </style:style>
    <style:style style:name="T39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P40" style:parent-style-name="Standard" style:family="paragraph">
      <style:paragraph-properties fo:text-align="justify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Архитектура приложения</text:p>
      <text:p text:style-name="Standard"/>
      <text:p text:style-name="P2">Входной точкой в приложение является файл urls в котором происходит обработка полученного URL-адреса, по которому клиент (то есть браузер или другое<text:s/>веб-приложение) обратился к серверу. В этом файле выбирается соответсвующий обработчик и ему передаются входные данные.</text:p>
      <text:p text:style-name="P3"/>
      <text:p text:style-name="P4">Обработчики всех url-адресов находятся в файле views. В этих обработчиках происходит взаимодействие с базой данных через Django ORM (object relation mapping) — специального механизма, позволяющего отобразить данные хранящиеся в реляционной базе данных в объектно-ориентированном формате. Все наши модели данных описаны в файле models. После того, как обработчик сформирует ответ, он передаст<text:s/>его в шаблон — html файл, и тогда готовая страничка вернется пользователю.</text:p>
      <text:p text:style-name="Standard"/>
      <text:p text:style-name="Standard">Например, когда мы обращаемся к серверу по адресу -<text:s/><text:a xlink:href="http://127.0.0.1:8000/" office:target-frame-name="_top" xlink:show="replace">http://127.0.0.1:8000/</text:a><text:s/>то попадаем на главную страничку с выводом всех событий. Это происходит потому что в файле urls Django находит соответсвующий адрес (корневой) :</text:p>
      <text:p text:style-name="Standard"><text:span text:style-name="T5">url(</text:span><text:span text:style-name="T6">r'^$'</text:span><text:span text:style-name="T7">, views.event_list,<text:s/></text:span><text:span text:style-name="T8">name</text:span><text:span text:style-name="T9">=</text:span><text:span text:style-name="T10">'event_list'</text:span><text:span text:style-name="T11">),</text:span></text:p>
      <text:p text:style-name="P12"/>
      <text:p text:style-name="Standard"><text:span text:style-name="T13">и затем переходит к обработчику с именем event_list.</text:span></text:p>
      <text:p text:style-name="Standard"><text:span text:style-name="T14">Вот</text:span><text:span text:style-name="T15"><text:s/></text:span><text:span text:style-name="T16">он</text:span><text:span text:style-name="T17">:</text:span></text:p>
      <text:p text:style-name="PreformattedText"><text:span text:style-name="T18">def<text:s/></text:span><text:span text:style-name="T19">event_list(request):</text:span></text:p>
      <text:p text:style-name="PreformattedText"><text:span text:style-name="T20"><text:s text:c="4"/></text:span><text:span text:style-name="T21">events = Event.objects.order_by(</text:span><text:span text:style-name="T22">'ev</text:span><text:span text:style-name="T23">ent_date'</text:span><text:span text:style-name="T24">)</text:span></text:p>
      <text:p text:style-name="P25"><text:span text:style-name="T26"><text:s text:c="4"/></text:span><text:span text:style-name="T27">return<text:s/></text:span><text:span text:style-name="T28">render(request,<text:s/></text:span><text:span text:style-name="T29">'index.html'</text:span><text:span text:style-name="T30">, {</text:span><text:span text:style-name="T31">'events'</text:span><text:span text:style-name="T32">: events})</text:span></text:p>
      <text:p text:style-name="P33"><text:span text:style-name="T34">В этом обработчике мы обращаемся к модели Event, определенной в файле models, запрашиваем у неё все объекты данного типа и сортируем их по полю <text:s/></text:span><text:span text:style-name="T35">event_date. <text:s/></text:span><text:span text:style-name="T36">После этого мы передаем э</text:span><text:span text:style-name="T37">ти объекты в шаблон<text:s/></text:span><text:span text:style-name="T38"><text:s/>index.html<text:s/></text:span><text:span text:style-name="T39">в котором они отображаются в понятном виде и уже готовая страничка передается обратно в браузер пользователю.</text:span></text:p>
      <text:p text:style-name="P40">Такая архитектура называется Model-View-Template, сокращенно — MVT (или MTV — кому как нравится). Подробнее можно<text:s/>почитать здесь —<text:s/><text:a xlink:href="https://djbook.ru/ch05s02.html" office:target-frame-name="_top" xlink:show="replace">https://djbook.ru/ch05s02.html</text:a></text:p>
      <text:p text:style-name="Standard"/>
      <text:p text:style-name="Standard">Небольшая схема взаимодействия компонент:</text:p>
      <text:p text:style-name="Standard"/>
      <text:p text:style-name="Standard"><draw:frame draw:z-index="251658240" draw:id="id0" draw:style-name="a0" draw:name="Object 1" text:anchor-type="as-char" svg:x="0in" svg:y="0in" svg:width="6.6875in" svg:height="2.83333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therine</dc:creator>
    <meta:creation-date>2018-02-03T13:16:00Z</meta:creation-date>
    <dc:date>2018-02-03T08:10:00Z</dc:date>
    <meta:template xlink:href="Normal.dotm" xlink:type="simple"/>
    <meta:editing-cycles>5</meta:editing-cycles>
    <meta:editing-duration>PT720S</meta:editing-duration>
    <meta:document-statistic meta:page-count="1" meta:paragraph-count="3" meta:word-count="280" meta:character-count="1875" meta:row-count="13" meta:non-whitespace-character-count="1598"/>
  </office:meta>
</office:document-meta>
</file>